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41cm" style:contextual-spacing="false" fo:line-height="90%"/>
      <style:text-properties officeooo:rsid="00073d7e" officeooo:paragraph-rsid="00127e5b"/>
    </style:style>
    <style:style style:name="T1" style:family="text">
      <style:text-properties style:font-name="Times New Roman" fo:font-size="11pt" fo:language="en" fo:country="US" style:text-underline-style="solid" style:text-underline-width="auto" style:text-underline-color="font-color" style:font-name-asian="Times New Roman1" style:font-size-asian="11pt" style:font-name-complex="Times New Roman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010dfidjfsannfnfjnjfndfndfdfffjndnfjdfndfjfn</text:span></text:p>
      <text:p text:style-name="P1"><text:span text:style-name="T1">fdkfnnfkfnknkfkfdkffnfdkfnkdndkfdnfdnfdnkfnkfnkdfnkd102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4T13:47:00.840117741</dc:date>
    <meta:editing-duration>PT6S</meta:editing-duration>
    <meta:editing-cycles>1</meta:editing-cycles>
    <meta:document-statistic meta:table-count="0" meta:image-count="0" meta:object-count="0" meta:page-count="1" meta:paragraph-count="2" meta:word-count="2" meta:character-count="101" meta:non-whitespace-character-count="101"/>
    <meta:generator>LibreOffice/7.1.6.2.0$Linux_X86_64 LibreOffice_project/10$Build-2</meta:generator>
  </office:meta>
</office:document-meta>
</file>